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urier New" fo:font-size="10pt" style:font-name-asian="Courier New" style:font-size-asian="10pt" style:font-name-complex="Courier New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2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2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Courier New" style:font-name-asian="Courier New" style:font-name-complex="Courier New"/>
    </style:style>
    <style:style style:name="T4" style:family="text">
      <style:text-properties fo:color="#3f55bf"/>
    </style:style>
    <style:style style:name="T5" style:family="text">
      <style:text-properties fo:color="#7f9fbf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ae00"/>
    </style:style>
    <style:style style:name="T8" style:family="text">
      <style:text-properties fo:color="#00ae00" style:font-name="Courier New"/>
    </style:style>
    <style:style style:name="T9" style:family="text">
      <style:text-properties fo:color="#00ae00" style:font-name="Courier New" style:font-name-asian="Courier New" style:font-name-complex="Courier New"/>
    </style:style>
    <style:style style:name="T10" style:family="text">
      <style:text-properties fo:color="#00ae00" fo:font-weight="bold" style:font-weight-asian="bold" style:font-weight-complex="bold"/>
    </style:style>
    <style:style style:name="T11" style:family="text">
      <style:text-properties fo:color="#00ae00" style:font-name="Arial" style:font-name-asian="Courier New" style:font-name-complex="Courier New"/>
    </style:style>
    <style:style style:name="T12" style:family="text">
      <style:text-properties fo:color="#896612"/>
    </style:style>
    <style:style style:name="T13" style:family="text">
      <style:text-properties fo:color="#008080"/>
    </style:style>
    <style:style style:name="T14" style:family="text">
      <style:text-properties fo:color="#3f7f7f"/>
    </style:style>
    <style:style style:name="T15" style:family="text">
      <style:text-properties fo:color="#7f007f"/>
    </style:style>
    <style:style style:name="T16" style:family="text">
      <style:text-properties fo:color="#2a00ff"/>
    </style:style>
    <style:style style:name="T17" style:family="text">
      <style:text-properties fo:color="#2a00ff" fo:font-style="italic" style:font-style-asian="italic" style:font-style-complex="italic"/>
    </style:style>
    <style:style style:name="T18" style:family="text">
      <style:text-properties fo:color="#808080"/>
    </style:style>
    <style:style style:name="T19" style:family="text">
      <style:text-properties fo:color="#0000c0"/>
    </style:style>
    <style:style style:name="T20" style:family="text">
      <style:text-properties fo:color="#008282"/>
    </style:style>
    <style:style style:name="T21" style:family="text">
      <style:text-properties fo:color="#ff950e"/>
    </style:style>
    <style:style style:name="T22" style:family="text">
      <style:text-properties fo:color="#ff950e" fo:font-weight="bold" style:font-weight-asian="bold" style:font-weight-complex="bold"/>
    </style:style>
    <style:style style:name="T23" style:family="text">
      <style:text-properties fo:color="#557f5f"/>
    </style:style>
    <style:style style:name="T24" style:family="text">
      <style:text-properties style:font-name="Arial" style:font-name-asian="Courier New" style:font-name-complex="Courier New"/>
    </style:style>
    <style:style style:name="T25" style:family="text">
      <style:text-properties fo:color="#ff0000"/>
    </style:style>
    <style:style style:name="T26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yświetlanie strony z listą prac danej kategorii:</text:p>
      <text:p text:style-name="P1"/>
      <text:p text:style-name="P1">Dodajemy routing:</text:p>
      <text:p text:style-name="P1"/>
      <text:p text:style-name="P2"># src/Application/ShopBundle/Resources/config/routing.yml</text:p>
      <text:p text:style-name="P2"/>
      <text:p text:style-name="P5">application_shop_product:</text:p>
      <text:p text:style-name="P4"><text:s text:c="4"/>resource: "@ApplicationShopBundle/Resources/config/routing/product.yml"</text:p>
      <text:p text:style-name="P4"><text:s text:c="4"/>prefix: <text:s text:c="2"/>/product</text:p>
      <text:p text:style-name="P4"><text:s text:c="4"/></text:p>
      <text:p text:style-name="P4">application_shop_start:</text:p>
      <text:p text:style-name="P4"><text:s text:c="4"/>pattern: <text:s/>/</text:p>
      <text:p text:style-name="P4"><text:s text:c="4"/>defaults: { _controller: ApplicationShopBundle:Start:index }</text:p>
      <text:p text:style-name="P4"><text:s text:c="4"/></text:p>
      <text:p text:style-name="P3">application_shop_category:</text:p>
      <text:p text:style-name="P3"><text:s text:c="4"/>pattern: <text:s/>/category/{slug}</text:p>
      <text:p text:style-name="P3"><text:s text:c="4"/>defaults: { _controller: ApplicationShopBundle:Category:show }</text:p>
      <text:p text:style-name="P3"/>
      <text:p text:style-name="P8">2. Dodajemy metodę <text:span text:style-name="T8">getSlug()</text:span></text:p>
      <text:p text:style-name="P8"/>
      <text:p text:style-name="P8">src/Application/ShopBundle/Entity/Category.php</text:p>
      <text:p text:style-name="P8"/>
      <text:p text:style-name="P11">&lt;?php</text:p>
      <text:p text:style-name="P4"/>
      <text:p text:style-name="P13">namespace Application\ShopBundle\Entity;</text:p>
      <text:p text:style-name="P4"/>
      <text:p text:style-name="P4"><text:span text:style-name="T1">use </text:span><text:span text:style-name="T2">Doctrine\ORM\Mapping </text:span><text:span text:style-name="T1">as </text:span><text:span text:style-name="T2">ORM;</text:span></text:p>
      <text:p text:style-name="P3"><text:span text:style-name="T6">use </text:span>Application\ShopBundle\Utils\Shop <text:span text:style-name="T6">as </text:span>Shop;</text:p>
      <text:p text:style-name="P4"/>
      <text:p text:style-name="P16">/**</text:p>
      <text:p text:style-name="P16"><text:s/>* Category</text:p>
      <text:p text:style-name="P16"><text:s/>*/</text:p>
      <text:p text:style-name="P4"><text:span text:style-name="T1">class </text:span><text:span text:style-name="T2">Category</text:span></text:p>
      <text:p text:style-name="P13">{</text:p>
      <text:p text:style-name="P13">...</text:p>
      <text:p text:style-name="P3"><text:s text:c="4"/><text:span text:style-name="T6">public function </text:span>getSlug()</text:p>
      <text:p text:style-name="P3"><text:s text:c="4"/>{</text:p>
      <text:p text:style-name="P3"><text:s text:c="4"/><text:tab/><text:span text:style-name="T6">return </text:span>Shop::slugify($this-&gt;getTitle());</text:p>
      <text:p text:style-name="P3"><text:s text:c="4"/>}</text:p>
      <text:p text:style-name="P13">}</text:p>
      <text:p text:style-name="P13"/>
      <text:p text:style-name="P15">3. Na stronie głównej z produktami dodajemy link</text:p>
      <text:p text:style-name="P15"/>
      <text:p text:style-name="P15">src/Application/ShopBundle/Resources/views/Product/index.html.twig</text:p>
      <text:p text:style-name="P15"/>
      <text:p text:style-name="P4"><text:span text:style-name="T12">{%</text:span><text:span text:style-name="T1"> for </text:span><text:span text:style-name="T2">category</text:span><text:span text:style-name="T1"> in </text:span><text:span text:style-name="T2">categories</text:span><text:span text:style-name="T1"> </text:span><text:span text:style-name="T12">%}</text:span></text:p>
      <text:p text:style-name="P4"><text:span text:style-name="T13">&lt;</text:span><text:span text:style-name="T14">div</text:span> <text:span text:style-name="T15">class</text:span><text:span text:style-name="T2">=</text:span><text:span text:style-name="T17">"row"</text:span><text:span text:style-name="T13">&gt;</text:span></text:p>
      <text:p text:style-name="P3">&lt;h3&gt;&lt;a href="{{<text:span text:style-name="T6"> </text:span>path('application_shop_category',<text:span text:style-name="T6"> </text:span>{<text:span text:style-name="T6"> </text:span>'slug':<text:span text:style-name="T6"> </text:span>category.slug<text:span text:style-name="T6"> </text:span>})<text:span text:style-name="T6"> </text:span>}}"&gt;{{<text:span text:style-name="T6"> </text:span>category.title<text:span text:style-name="T6"> </text:span>}}&lt;/a&gt;&lt;/h3&gt;</text:p>
      <text:p text:style-name="P22">...</text:p>
      <text:p text:style-name="P2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Dodanie nowej strony do wyświetlania ofert z danej kategorii</text:p>
      <text:p text:style-name="P9"/>
      <text:p text:style-name="P15">1. Tworzymy nowy kontroler <text:span text:style-name="T7">CategoryController.php:</text:span></text:p>
      <text:p text:style-name="P15"/>
      <text:p text:style-name="P15">#src/Application/ShopBundle/Controller/<text:span text:style-name="T7">CategoryController.php</text:span></text:p>
      <text:p text:style-name="P15"/>
      <text:p text:style-name="P11">&lt;?php</text:p>
      <text:p text:style-name="P4"/>
      <text:p text:style-name="P13">namespace Application\ShopBundle\Controller;</text:p>
      <text:p text:style-name="P4"/>
      <text:p text:style-name="P4"><text:span text:style-name="T1">use </text:span><text:span text:style-name="T2">Symfony\Component\HttpFoundation\Request;</text:span></text:p>
      <text:p text:style-name="P4"><text:span text:style-name="T1">use </text:span><text:span text:style-name="T2">Symfony\Bundle\FrameworkBundle\Controller\Controller;</text:span></text:p>
      <text:p text:style-name="P4"/>
      <text:p text:style-name="P4"><text:span text:style-name="T1">use </text:span><text:span text:style-name="T2">Application\ShopBundle\Entity\Category;</text:span></text:p>
      <text:p text:style-name="P4"/>
      <text:p text:style-name="P16">/**</text:p>
      <text:p text:style-name="P16"><text:s/>* Category controller.</text:p>
      <text:p text:style-name="P16"><text:s/>*</text:p>
      <text:p text:style-name="P16"><text:s/>*/</text:p>
      <text:p text:style-name="P4"><text:span text:style-name="T1">class </text:span><text:span text:style-name="T2">CategoryController </text:span><text:span text:style-name="T1">extends </text:span><text:span text:style-name="T2">Controller</text:span></text:p>
      <text:p text:style-name="P13">{</text:p>
      <text:p text:style-name="P13"><text:tab/></text:p>
      <text:p text:style-name="P13">}</text:p>
      <text:p text:style-name="P15"/>
      <text:p text:style-name="P15">2. Dodajemy nowy parametr w Category.orm.yml:</text:p>
      <text:p text:style-name="P15"/>
      <text:p text:style-name="P3"># src/Application/ShopBundle/Resources/config/doctrine/Category.orm.yml</text:p>
      <text:p text:style-name="P4">Application\ShopBundle\Entity\Category:</text:p>
      <text:p text:style-name="P4"><text:s text:c="2"/>type: entity</text:p>
      <text:p text:style-name="P4"><text:s text:c="2"/>repositoryClass: Application\ShopBundle\Repository\CategoryRepository</text:p>
      <text:p text:style-name="P4"><text:s text:c="2"/>table: category</text:p>
      <text:p text:style-name="P4"><text:s text:c="2"/>id:</text:p>
      <text:p text:style-name="P4"><text:s text:c="4"/>id:</text:p>
      <text:p text:style-name="P4"><text:s text:c="6"/>type: integer</text:p>
      <text:p text:style-name="P4"><text:s text:c="6"/>generator: { strategy: AUTO }</text:p>
      <text:p text:style-name="P4"><text:s text:c="2"/>fields:</text:p>
      <text:p text:style-name="P4"><text:s text:c="4"/>title:</text:p>
      <text:p text:style-name="P4"><text:s text:c="6"/>type: string</text:p>
      <text:p text:style-name="P4"><text:s text:c="6"/>length: 100</text:p>
      <text:p text:style-name="P3"><text:s text:c="4"/>slug:</text:p>
      <text:p text:style-name="P3"><text:s text:c="6"/>type: string</text:p>
      <text:p text:style-name="P3"><text:s text:c="6"/>length: 255</text:p>
      <text:p text:style-name="P3"><text:s text:c="6"/>unique: true</text:p>
      <text:p text:style-name="P4">...</text:p>
      <text:p text:style-name="P4"/>
      <text:p text:style-name="P4"><text:s text:c="2"/>lifecycleCallbacks:</text:p>
      <text:p text:style-name="P4"><text:s text:c="4"/>prePersist: [ setCreatedAtValue, <text:span text:style-name="T7">setSlugValue</text:span> ] </text:p>
      <text:p text:style-name="P4"><text:s text:c="4"/>preUpdate: [ setUpdatedAtValue, <text:span text:style-name="T7">setSlugValue</text:span> ]</text:p>
      <text:p text:style-name="P15"/>
      <text:p text:style-name="P15">3. Wywołujemy polecenie:</text:p>
      <text:p text:style-name="P15"/>
      <text:p text:style-name="P15"><text:tab/><text:span text:style-name="T22">php app/console doctrine:generate:entities ApplicationShopBundle</text:span></text:p>
      <text:p text:style-name="P17"/>
      <text:p text:style-name="P9">4. Klasa Category.php zostaje uaktualniona o dodatkowe metody</text:p>
      <text:p text:style-name="P9"/>
      <text:p text:style-name="P9">src/Application/ShopBundle/Entity/Category.php</text:p>
      <text:p text:style-name="P9"/>
      <text:p text:style-name="P12">&lt;?php</text:p>
      <text:p text:style-name="P4"/>
      <text:p text:style-name="P13">namespace Application\ShopBundle\Entity;</text:p>
      <text:p text:style-name="P4"/>
      <text:p text:style-name="P4"><text:span text:style-name="T1">use </text:span><text:span text:style-name="T2">Doctrine\ORM\Mapping </text:span><text:span text:style-name="T1">as </text:span><text:span text:style-name="T2">ORM;</text:span></text:p>
      <text:p text:style-name="P3"><text:span text:style-name="T6">use </text:span>Application\ShopBundle\Utils\Shop <text:span text:style-name="T6">as </text:span>Shop;</text:p>
      <text:p text:style-name="P3"><text:soft-page-break/></text:p>
      <text:p text:style-name="P16">/**</text:p>
      <text:p text:style-name="P16"><text:s/>* Category</text:p>
      <text:p text:style-name="P16"><text:s/>*/</text:p>
      <text:p text:style-name="P4"><text:span text:style-name="T1">class </text:span><text:span text:style-name="T2">Category</text:span></text:p>
      <text:p text:style-name="P13">{</text:p>
      <text:p text:style-name="P13">...</text:p>
      <text:p text:style-name="P9"/>
      <text:p text:style-name="P6"><text:span text:style-name="T2"><text:s text:c="4"/></text:span><text:span text:style-name="T4">/**</text:span></text:p>
      <text:p text:style-name="P4"><text:span text:style-name="T4"><text:s text:c="5"/>* </text:span><text:span text:style-name="T5">@var</text:span><text:span text:style-name="T4"> string</text:span></text:p>
      <text:p text:style-name="P16"><text:s text:c="5"/>*/</text:p>
      <text:p text:style-name="P3"><text:s text:c="4"/><text:span text:style-name="T6">private </text:span>$slug;</text:p>
      <text:p text:style-name="P4"/>
      <text:p text:style-name="P4"><text:span text:style-name="T2"><text:s text:c="4"/></text:span><text:span text:style-name="T4">/**</text:span></text:p>
      <text:p text:style-name="P16"><text:s text:c="5"/>* Set slug</text:p>
      <text:p text:style-name="P16"><text:s text:c="5"/>*</text:p>
      <text:p text:style-name="P4"><text:span text:style-name="T4"><text:s text:c="5"/>* </text:span><text:span text:style-name="T5">@param</text:span><text:span text:style-name="T4"> string $slug</text:span></text:p>
      <text:p text:style-name="P4"><text:span text:style-name="T4"><text:s text:c="5"/>* </text:span><text:span text:style-name="T5">@return</text:span><text:span text:style-name="T4"> Category</text:span></text:p>
      <text:p text:style-name="P16"><text:s text:c="5"/>*/</text:p>
      <text:p text:style-name="P3"><text:s text:c="4"/><text:span text:style-name="T6">public function </text:span>setSlug($slug)</text:p>
      <text:p text:style-name="P3"><text:s text:c="4"/>{</text:p>
      <text:p text:style-name="P3"><text:s text:c="8"/>$this-&gt;slug = $slug;</text:p>
      <text:p text:style-name="P3"/>
      <text:p text:style-name="P3"><text:s text:c="8"/><text:span text:style-name="T6">return </text:span>$this;</text:p>
      <text:p text:style-name="P3"><text:s text:c="4"/>}</text:p>
      <text:p text:style-name="P4"/>
      <text:p text:style-name="P4"><text:span text:style-name="T2"><text:s text:c="4"/></text:span><text:span text:style-name="T4">/**</text:span></text:p>
      <text:p text:style-name="P16"><text:s text:c="5"/>* Get slug</text:p>
      <text:p text:style-name="P16"><text:s text:c="5"/>*</text:p>
      <text:p text:style-name="P4"><text:span text:style-name="T4"><text:s text:c="5"/>* </text:span><text:span text:style-name="T5">@return</text:span><text:span text:style-name="T4"> string </text:span></text:p>
      <text:p text:style-name="P16"><text:s text:c="5"/>*/</text:p>
      <text:p text:style-name="P4"><text:span text:style-name="T2"><text:s text:c="4"/></text:span><text:span text:style-name="T1">public function </text:span><text:span text:style-name="T2">getSlug()</text:span><text:span text:style-name="T21">//metoda została dodana wcześniej</text:span></text:p>
      <text:p text:style-name="P13"><text:s text:c="4"/>{</text:p>
      <text:p text:style-name="P4"><text:span text:style-name="T2"><text:s text:c="8"/></text:span><text:span text:style-name="T23"># return $this-&gt;slug;</text:span></text:p>
      <text:p text:style-name="P4"><text:span text:style-name="T2"><text:s text:c="8"/></text:span><text:span text:style-name="T10">return </text:span><text:span text:style-name="T7">Shop::slugify($this-&gt;getTitle());</text:span></text:p>
      <text:p text:style-name="P13"><text:s text:c="4"/>}</text:p>
      <text:p text:style-name="P4"><text:span text:style-name="T2"><text:s text:c="4"/></text:span><text:span text:style-name="T4">/**</text:span></text:p>
      <text:p text:style-name="P16"><text:s text:c="5"/>* @ORM\PrePersist</text:p>
      <text:p text:style-name="P16"><text:s text:c="5"/>*/</text:p>
      <text:p text:style-name="P3"><text:s text:c="4"/><text:span text:style-name="T6">public function </text:span>setSlugValue()</text:p>
      <text:p text:style-name="P3"><text:s text:c="4"/>{</text:p>
      <text:p text:style-name="P3"><text:s text:c="8"/>// Add your code here</text:p>
      <text:p text:style-name="P3"><text:s text:c="4"/>}</text:p>
      <text:p text:style-name="P13">}</text:p>
      <text:p text:style-name="P13"/>
      <text:p text:style-name="P9">5. Zmieniamy wpis w funkcji setSlugValue na następujący</text:p>
      <text:p text:style-name="P9"/>
      <text:p text:style-name="P9">src/Application/ShopBundle/Entity/Category.php</text:p>
      <text:p text:style-name="P14"/>
      <text:p text:style-name="P6"><text:span text:style-name="T2"><text:s text:c="4"/></text:span><text:span text:style-name="T4">/**</text:span></text:p>
      <text:p text:style-name="P16"><text:s text:c="5"/>* @ORM\PrePersist</text:p>
      <text:p text:style-name="P16"><text:s text:c="5"/>*/</text:p>
      <text:p text:style-name="P4"><text:span text:style-name="T2"><text:s text:c="4"/></text:span><text:span text:style-name="T1">public function </text:span><text:span text:style-name="T2">setSlugValue()</text:span></text:p>
      <text:p text:style-name="P13"><text:s text:c="4"/>{</text:p>
      <text:p text:style-name="P13"><text:s text:c="8"/><text:span text:style-name="T9">$this-&gt;slug = Shop::slugify($this-&gt;getTitle());</text:span></text:p>
      <text:p text:style-name="P13"><text:s text:c="4"/>}</text:p>
      <text:p text:style-name="P9"/>
      <text:p text:style-name="P9">6. Teraz musimy zniszczyć naszą baze danych i stworzyć ją od początku, a następnie załadować przykładowe dane. Użyjemy następujących poleceń:</text:p>
      <text:p text:style-name="P9"/>
      <text:p text:style-name="P17"><text:tab/>php app/console doctrine:database:drop --force</text:p>
      <text:p text:style-name="P17"><text:tab/>php app/console doctrine:database:create</text:p>
      <text:p text:style-name="P17"><text:tab/>php app/console doctrine:schema:update --force</text:p>
      <text:p text:style-name="P17"><text:tab/>php app/console doctrine:fixtures:load</text:p>
      <text:p text:style-name="P10"><text:soft-page-break/>Category Page – tworzymy stronę do wyświetlania ofert danej kategorii</text:p>
      <text:p text:style-name="P9"/>
      <text:p text:style-name="P9">1. W CategoryController.php tworzymy nową metodę <text:span text:style-name="T8">showAction($slug)</text:span>:</text:p>
      <text:p text:style-name="P9"/>
      <text:p text:style-name="P12">&lt;?php</text:p>
      <text:p text:style-name="P4"/>
      <text:p text:style-name="P13">namespace Application\ShopBundle\Controller;</text:p>
      <text:p text:style-name="P4"/>
      <text:p text:style-name="P4"><text:span text:style-name="T1">use </text:span><text:span text:style-name="T2">Symfony\Component\HttpFoundation\Request;</text:span></text:p>
      <text:p text:style-name="P4"><text:span text:style-name="T1">use </text:span><text:span text:style-name="T2">Symfony\Bundle\FrameworkBundle\Controller\Controller;</text:span></text:p>
      <text:p text:style-name="P4"/>
      <text:p text:style-name="P4"><text:span text:style-name="T1">use </text:span><text:span text:style-name="T2">Application\ShopBundle\Entity\Category;</text:span></text:p>
      <text:p text:style-name="P4"/>
      <text:p text:style-name="P16">/**</text:p>
      <text:p text:style-name="P16"><text:s/>* Category controller.</text:p>
      <text:p text:style-name="P16"><text:s/>*</text:p>
      <text:p text:style-name="P16"><text:s/>*/</text:p>
      <text:p text:style-name="P4"><text:span text:style-name="T1">class </text:span><text:span text:style-name="T2">CategoryController </text:span><text:span text:style-name="T1">extends </text:span><text:span text:style-name="T2">Controller</text:span></text:p>
      <text:p text:style-name="P13">{</text:p>
      <text:p text:style-name="P13"><text:tab/></text:p>
      <text:p text:style-name="P3"><text:span text:style-name="T2"><text:s text:c="4"/></text:span><text:span text:style-name="T6">public function </text:span>showAction($slug)</text:p>
      <text:p text:style-name="P13"><text:s text:c="4"/>{</text:p>
      <text:p text:style-name="P13"><text:s text:c="8"/>$em = $this-&gt;getDoctrine()-&gt;getManager();</text:p>
      <text:p text:style-name="P13"><text:s/></text:p>
      <text:p text:style-name="P4"><text:span text:style-name="T2"><text:s text:c="8"/>$category = $em-&gt;getRepository(</text:span><text:span text:style-name="T19">'ApplicationShopBundle:Category'</text:span><text:span text:style-name="T2">)-&gt;findOneBySlug($slug);</text:span></text:p>
      <text:p text:style-name="P13"><text:s/></text:p>
      <text:p text:style-name="P4"><text:span text:style-name="T2"><text:s text:c="8"/></text:span><text:span text:style-name="T1">if </text:span><text:span text:style-name="T2">(!$category) {</text:span></text:p>
      <text:p text:style-name="P4"><text:span text:style-name="T2"><text:s text:c="12"/></text:span><text:span text:style-name="T1">throw </text:span><text:span text:style-name="T2">$this-&gt;createNotFoundException(</text:span><text:span text:style-name="T19">'Unable to find Category entity.'</text:span><text:span text:style-name="T2">);</text:span></text:p>
      <text:p text:style-name="P13"><text:s text:c="8"/>}</text:p>
      <text:p text:style-name="P13"><text:s/></text:p>
      <text:p text:style-name="P4"><text:span text:style-name="T2"><text:s text:c="8"/>$category-&gt;setActiveProducts($em-&gt;getRepository(</text:span><text:span text:style-name="T19">'ApplicationShopBundle:Product'</text:span><text:span text:style-name="T2">)-&gt;getProductsFromCategory($category-&gt;getId()));</text:span></text:p>
      <text:p text:style-name="P13"><text:s/></text:p>
      <text:p text:style-name="P4"><text:span text:style-name="T2"><text:s text:c="8"/></text:span><text:span text:style-name="T1">return </text:span><text:span text:style-name="T2">$this-&gt;render(</text:span><text:span text:style-name="T19">'ApplicationShopBundle:Category:show.html.twig'</text:span><text:span text:style-name="T2">, </text:span><text:span text:style-name="T1">array</text:span><text:span text:style-name="T2">(</text:span></text:p>
      <text:p text:style-name="P4"><text:span text:style-name="T2"><text:s text:c="12"/></text:span><text:span text:style-name="T19">'category' </text:span><text:span text:style-name="T2">=&gt; $category,</text:span></text:p>
      <text:p text:style-name="P13"><text:s text:c="8"/>));</text:p>
      <text:p text:style-name="P13"><text:s text:c="4"/>}</text:p>
      <text:p text:style-name="P13"><text:tab/></text:p>
      <text:p text:style-name="P13">}</text:p>
      <text:p text:style-name="P13"/>
      <text:p text:style-name="P15">2. <text:span text:style-name="T24">Ostanim krokiem jest stworzenie nowego katalogu </text:span><text:span text:style-name="T11">Category</text:span><text:span text:style-name="T24"> i szablonu </text:span><text:span text:style-name="T11">show.html.twig</text:span></text:p>
      <text:p text:style-name="P15"/>
      <text:p text:style-name="P15">src/Application/ShopBundle/Resources/views/<text:span text:style-name="T7">Category/show.html.twig</text:span></text:p>
      <text:p text:style-name="P8"/>
      <text:p text:style-name="P4"><text:span text:style-name="T12">{%</text:span><text:span text:style-name="T1"> extends </text:span><text:span text:style-name="T19">'ApplicationShopBundle::layout.html.twig'</text:span><text:span text:style-name="T1"> </text:span><text:span text:style-name="T12">%}</text:span></text:p>
      <text:p text:style-name="P4"/>
      <text:p text:style-name="P4"><text:span text:style-name="T12">{%</text:span><text:span text:style-name="T1"> block </text:span><text:span text:style-name="T2">title</text:span><text:span text:style-name="T1"> </text:span><text:span text:style-name="T12">%}</text:span></text:p>
      <text:p text:style-name="P4"><text:span text:style-name="T2"><text:s text:c="4"/>Products in the </text:span><text:span text:style-name="T12">{{</text:span><text:span text:style-name="T1"> </text:span><text:span text:style-name="T2">category</text:span><text:span text:style-name="T18">.</text:span><text:span text:style-name="T2">title</text:span><text:span text:style-name="T1"> </text:span><text:span text:style-name="T12">}}</text:span><text:span text:style-name="T2"> category</text:span></text:p>
      <text:p text:style-name="P4"><text:span text:style-name="T12">{%</text:span><text:span text:style-name="T1"> endblock </text:span><text:span text:style-name="T12">%}</text:span></text:p>
      <text:p text:style-name="P4"/>
      <text:p text:style-name="P4"><text:span text:style-name="T12">{%</text:span><text:span text:style-name="T1"> block </text:span><text:span text:style-name="T2">stylesheets</text:span><text:span text:style-name="T1"> </text:span><text:span text:style-name="T12">%}{%</text:span><text:span text:style-name="T1"> endblock </text:span><text:span text:style-name="T12">%}</text:span></text:p>
      <text:p text:style-name="P4"/>
      <text:p text:style-name="P4"><text:span text:style-name="T12">{%</text:span><text:span text:style-name="T1"> block </text:span><text:span text:style-name="T2">javascripts</text:span><text:span text:style-name="T1"> </text:span><text:span text:style-name="T12">%}{%</text:span><text:span text:style-name="T1"> endblock </text:span><text:span text:style-name="T12">%}</text:span></text:p>
      <text:p text:style-name="P4"/>
      <text:p text:style-name="P4"/>
      <text:p text:style-name="P4"><text:span text:style-name="T12">{%</text:span><text:span text:style-name="T1"> block </text:span><text:span text:style-name="T2">body</text:span><text:span text:style-name="T1"> </text:span><text:span text:style-name="T12">%}</text:span></text:p>
      <text:p text:style-name="P4"><text:span text:style-name="T13">&lt;</text:span><text:span text:style-name="T14">div</text:span> <text:span text:style-name="T15">class</text:span><text:span text:style-name="T2">=</text:span><text:span text:style-name="T17">"container"</text:span><text:span text:style-name="T13">&gt;</text:span></text:p>
      <text:p text:style-name="P4"><text:span text:style-name="T2"><text:s text:c="4"/></text:span><text:span text:style-name="T13">&lt;</text:span><text:span text:style-name="T14">div</text:span> <text:span text:style-name="T15">class</text:span><text:span text:style-name="T2">=</text:span><text:span text:style-name="T17">"row"</text:span><text:span text:style-name="T13">&gt;</text:span><text:span text:style-name="T2"> <text:s text:c="3"/></text:span></text:p>
      <text:p text:style-name="P4"><text:span text:style-name="T2"><text:s text:c="4"/><text:tab/></text:span><text:span text:style-name="T13">&lt;</text:span><text:span text:style-name="T14">div</text:span> <text:span text:style-name="T15">class</text:span><text:span text:style-name="T2">=</text:span><text:span text:style-name="T17">"col-lg-12"</text:span><text:span text:style-name="T13">&gt;</text:span></text:p>
      <text:p text:style-name="P4"><text:soft-page-break/><text:span text:style-name="T2"><text:s text:c="4"/><text:tab/><text:tab/></text:span><text:span text:style-name="T13">&lt;</text:span><text:span text:style-name="T14">div</text:span> <text:span text:style-name="T15">class</text:span><text:span text:style-name="T2">=</text:span><text:span text:style-name="T17">"page-header"</text:span><text:span text:style-name="T13">&gt;</text:span></text:p>
      <text:p text:style-name="P4"><text:span text:style-name="T2"><text:s text:c="4"/><text:tab/><text:tab/><text:tab/></text:span><text:span text:style-name="T13">&lt;</text:span><text:span text:style-name="T14">h2</text:span><text:span text:style-name="T13">&gt;</text:span><text:span text:style-name="T12">{{</text:span><text:span text:style-name="T1"> </text:span><text:span text:style-name="T2">category</text:span><text:span text:style-name="T18">.</text:span><text:span text:style-name="T2">title</text:span><text:span text:style-name="T1"> </text:span><text:span text:style-name="T12">}}</text:span><text:span text:style-name="T13">&lt;/</text:span><text:span text:style-name="T14">h2</text:span><text:span text:style-name="T13">&gt;</text:span></text:p>
      <text:p text:style-name="P4"><text:span text:style-name="T2"><text:s text:c="4"/><text:tab/><text:tab/></text:span><text:span text:style-name="T13">&lt;/</text:span><text:span text:style-name="T14">div</text:span><text:span text:style-name="T13">&gt;</text:span></text:p>
      <text:p text:style-name="P4"><text:span text:style-name="T2"><text:s text:c="4"/><text:tab/></text:span><text:span text:style-name="T13">&lt;/</text:span><text:span text:style-name="T14">div</text:span><text:span text:style-name="T13">&gt;</text:span></text:p>
      <text:p text:style-name="P4"><text:span text:style-name="T2"><text:s text:c="4"/></text:span><text:span text:style-name="T13">&lt;/</text:span><text:span text:style-name="T14">div</text:span><text:span text:style-name="T13">&gt;</text:span></text:p>
      <text:p text:style-name="P13"><text:s text:c="4"/></text:p>
      <text:p text:style-name="P4"><text:span text:style-name="T2"><text:tab/></text:span><text:span text:style-name="T12">{%</text:span><text:span text:style-name="T1"> if not </text:span><text:span text:style-name="T2">category</text:span><text:span text:style-name="T18">.</text:span><text:span text:style-name="T2">activeproducts</text:span><text:span text:style-name="T1"> </text:span><text:span text:style-name="T12">%}</text:span></text:p>
      <text:p text:style-name="P4"><text:span text:style-name="T2"><text:tab/></text:span><text:span text:style-name="T13">&lt;</text:span><text:span text:style-name="T14">div</text:span> <text:span text:style-name="T15">class</text:span><text:span text:style-name="T2">=</text:span><text:span text:style-name="T17">"row"</text:span><text:span text:style-name="T13">&gt;</text:span></text:p>
      <text:p text:style-name="P4"><text:span text:style-name="T2"><text:tab/> <text:s text:c="3"/></text:span><text:span text:style-name="T13">&lt;</text:span><text:span text:style-name="T14">div</text:span> <text:span text:style-name="T15">class</text:span><text:span text:style-name="T2">=</text:span><text:span text:style-name="T17">"col-lg-6"</text:span><text:span text:style-name="T13">&gt;</text:span></text:p>
      <text:p text:style-name="P4"><text:span text:style-name="T2"><text:tab/> <text:s text:c="3"/><text:tab/></text:span><text:span text:style-name="T13">&lt;</text:span><text:span text:style-name="T14">p</text:span><text:span text:style-name="T13">&gt;</text:span><text:span text:style-name="T2">There is no product in this category.</text:span><text:span text:style-name="T13">&lt;/</text:span><text:span text:style-name="T14">p</text:span><text:span text:style-name="T13">&gt;</text:span></text:p>
      <text:p text:style-name="P4"><text:span text:style-name="T2"><text:tab/> <text:s text:c="3"/></text:span><text:span text:style-name="T13">&lt;/</text:span><text:span text:style-name="T14">div</text:span><text:span text:style-name="T13">&gt;</text:span></text:p>
      <text:p text:style-name="P4"><text:span text:style-name="T2"><text:tab/></text:span><text:span text:style-name="T13">&lt;/</text:span><text:span text:style-name="T14">div</text:span><text:span text:style-name="T13">&gt;</text:span></text:p>
      <text:p text:style-name="P4"><text:span text:style-name="T2"><text:tab/></text:span><text:span text:style-name="T12">{%</text:span><text:span text:style-name="T1"> endif </text:span><text:span text:style-name="T12">%}</text:span></text:p>
      <text:p text:style-name="P13"><text:s text:c="4"/></text:p>
      <text:p text:style-name="P4"><text:span text:style-name="T2"><text:s text:c="4"/></text:span><text:span text:style-name="T13">&lt;</text:span><text:span text:style-name="T14">div</text:span> <text:span text:style-name="T15">class</text:span><text:span text:style-name="T2">=</text:span><text:span text:style-name="T17">"row"</text:span><text:span text:style-name="T13">&gt;</text:span></text:p>
      <text:p text:style-name="P4"><text:span text:style-name="T2"><text:s text:c="8"/></text:span><text:span text:style-name="T12">{%</text:span><text:span text:style-name="T1"> for </text:span><text:span text:style-name="T2">entity</text:span><text:span text:style-name="T1"> in </text:span><text:span text:style-name="T2">category</text:span><text:span text:style-name="T18">.</text:span><text:span text:style-name="T2">activeproducts</text:span><text:span text:style-name="T1"> </text:span><text:span text:style-name="T12">%}</text:span></text:p>
      <text:p text:style-name="P4"><text:span text:style-name="T2"><text:s text:c="8"/></text:span><text:span text:style-name="T13">&lt;</text:span><text:span text:style-name="T14">div</text:span> <text:span text:style-name="T15">class</text:span><text:span text:style-name="T2">=</text:span><text:span text:style-name="T17">"col-lg-6"</text:span><text:span text:style-name="T13">&gt;</text:span></text:p>
      <text:p text:style-name="P4"><text:span text:style-name="T2"><text:s text:c="8"/><text:tab/></text:span><text:span text:style-name="T13">&lt;</text:span><text:span text:style-name="T14">div</text:span> <text:span text:style-name="T15">class</text:span><text:span text:style-name="T2">=</text:span><text:span text:style-name="T17">"row"</text:span><text:span text:style-name="T13">&gt;</text:span></text:p>
      <text:p text:style-name="P4"><text:span text:style-name="T2"><text:s text:c="8"/><text:tab/><text:tab/></text:span><text:span text:style-name="T13">&lt;</text:span><text:span text:style-name="T14">div</text:span> <text:span text:style-name="T15">class</text:span><text:span text:style-name="T2">=</text:span><text:span text:style-name="T17">"col-sm-4"</text:span><text:span text:style-name="T13">&gt;</text:span></text:p>
      <text:p text:style-name="P4"><text:span text:style-name="T2"><text:s text:c="8"/><text:tab/><text:tab/><text:tab/></text:span><text:span text:style-name="T13">&lt;</text:span><text:span text:style-name="T14">img</text:span> <text:span text:style-name="T15">class</text:span><text:span text:style-name="T2">=</text:span><text:span text:style-name="T17">"img-circle img-responsive img-center"</text:span> <text:span text:style-name="T15">src</text:span><text:span text:style-name="T2">=</text:span>"<text:span text:style-name="T12">{{</text:span><text:span text:style-name="T1"> </text:span><text:span text:style-name="T2">asset</text:span><text:span text:style-name="T18">(</text:span><text:span text:style-name="T19">'bundles/applicationshop/images/140x140.png'</text:span><text:span text:style-name="T18">)</text:span><text:span text:style-name="T1"> </text:span><text:span text:style-name="T12">}}</text:span>" <text:span text:style-name="T15">alt</text:span><text:span text:style-name="T2">=</text:span>"<text:span text:style-name="T12">{{</text:span><text:span text:style-name="T1"> </text:span><text:span text:style-name="T2">entity</text:span><text:span text:style-name="T18">.</text:span><text:span text:style-name="T2">title</text:span><text:span text:style-name="T18">|</text:span><text:span text:style-name="T2">raw</text:span><text:span text:style-name="T1"> </text:span><text:span text:style-name="T12">}}</text:span>"<text:span text:style-name="T13">&gt;</text:span></text:p>
      <text:p text:style-name="P4"><text:span text:style-name="T2"><text:s text:c="8"/><text:tab/><text:tab/></text:span><text:span text:style-name="T13">&lt;/</text:span><text:span text:style-name="T14">div</text:span><text:span text:style-name="T13">&gt;</text:span></text:p>
      <text:p text:style-name="P4"><text:span text:style-name="T2"><text:s text:c="8"/><text:tab/><text:tab/></text:span><text:span text:style-name="T13">&lt;</text:span><text:span text:style-name="T14">div</text:span> <text:span text:style-name="T15">class</text:span><text:span text:style-name="T2">=</text:span><text:span text:style-name="T17">"col-sm-8"</text:span><text:span text:style-name="T13">&gt;</text:span></text:p>
      <text:p text:style-name="P4"><text:span text:style-name="T2"><text:s text:c="8"/><text:tab/><text:tab/><text:tab/></text:span><text:span text:style-name="T13">&lt;</text:span><text:span text:style-name="T14">h3</text:span><text:span text:style-name="T13">&gt;</text:span><text:span text:style-name="T12">{{</text:span><text:span text:style-name="T1"> </text:span><text:span text:style-name="T2">entity</text:span><text:span text:style-name="T18">.</text:span><text:span text:style-name="T2">title</text:span><text:span text:style-name="T18">|</text:span><text:span text:style-name="T2">raw</text:span><text:span text:style-name="T1"> </text:span><text:span text:style-name="T12">}}</text:span><text:span text:style-name="T13">&lt;</text:span><text:span text:style-name="T14">br</text:span><text:span text:style-name="T13">/&gt;&lt;</text:span><text:span text:style-name="T14">small</text:span><text:span text:style-name="T13">&gt;</text:span><text:span text:style-name="T2">Code: </text:span><text:span text:style-name="T12">{{</text:span><text:span text:style-name="T1"> </text:span><text:span text:style-name="T2">entity</text:span><text:span text:style-name="T18">.</text:span><text:span text:style-name="T2">code</text:span><text:span text:style-name="T1"> </text:span><text:span text:style-name="T12">}}</text:span><text:span text:style-name="T13">&lt;/</text:span><text:span text:style-name="T14">small</text:span><text:span text:style-name="T13">&gt;&lt;/</text:span><text:span text:style-name="T14">h3</text:span><text:span text:style-name="T13">&gt;</text:span></text:p>
      <text:p text:style-name="P4"><text:span text:style-name="T2"><text:s text:c="8"/><text:tab/><text:tab/><text:tab/></text:span><text:span text:style-name="T13">&lt;</text:span><text:span text:style-name="T14">h4</text:span><text:span text:style-name="T13">&gt;</text:span><text:span text:style-name="T2">Price: </text:span><text:span text:style-name="T12">{{</text:span><text:span text:style-name="T1"> </text:span><text:span text:style-name="T2">entity</text:span><text:span text:style-name="T18">.</text:span><text:span text:style-name="T2">price</text:span><text:span text:style-name="T1"> </text:span><text:span text:style-name="T12">}}</text:span><text:span text:style-name="T2"> zł</text:span><text:span text:style-name="T13">&lt;/</text:span><text:span text:style-name="T14">h4</text:span><text:span text:style-name="T13">&gt;</text:span></text:p>
      <text:p text:style-name="P4"><text:span text:style-name="T2"><text:s text:c="8"/><text:tab/><text:tab/><text:tab/></text:span><text:span text:style-name="T13">&lt;</text:span><text:span text:style-name="T14">p</text:span><text:span text:style-name="T13">&gt;</text:span><text:span text:style-name="T12">{{</text:span><text:span text:style-name="T1"> </text:span><text:span text:style-name="T2">entity</text:span><text:span text:style-name="T18">.</text:span><text:span text:style-name="T2">description</text:span><text:span text:style-name="T18">|</text:span><text:span text:style-name="T2">raw</text:span><text:span text:style-name="T1"> </text:span><text:span text:style-name="T12">}}</text:span><text:span text:style-name="T13">&lt;/</text:span><text:span text:style-name="T14">p</text:span><text:span text:style-name="T13">&gt;</text:span></text:p>
      <text:p text:style-name="P4"><text:span text:style-name="T2"><text:s text:c="8"/><text:tab/><text:tab/><text:tab/></text:span><text:span text:style-name="T13">&lt;</text:span><text:span text:style-name="T14">p</text:span><text:span text:style-name="T13">&gt;&lt;</text:span><text:span text:style-name="T14">a</text:span> <text:span text:style-name="T15">class</text:span><text:span text:style-name="T2">=</text:span><text:span text:style-name="T17">"btn btn-default"</text:span> <text:span text:style-name="T15">href</text:span><text:span text:style-name="T2">=</text:span>"<text:span text:style-name="T12">{{</text:span><text:span text:style-name="T1"> </text:span><text:span text:style-name="T2">path</text:span><text:span text:style-name="T18">(</text:span><text:span text:style-name="T19">'application_product_show'</text:span><text:span text:style-name="T18">,</text:span><text:span text:style-name="T1"> </text:span><text:span text:style-name="T20">{</text:span><text:span text:style-name="T1"> </text:span><text:span text:style-name="T19">'id'</text:span><text:span text:style-name="T18">:</text:span><text:span text:style-name="T1"> </text:span><text:span text:style-name="T2">entity</text:span><text:span text:style-name="T18">.</text:span><text:span text:style-name="T2">id</text:span><text:span text:style-name="T18">,</text:span><text:span text:style-name="T1"> </text:span><text:span text:style-name="T19">'title'</text:span><text:span text:style-name="T18">:</text:span><text:span text:style-name="T1"> </text:span><text:span text:style-name="T2">entity</text:span><text:span text:style-name="T18">.</text:span><text:span text:style-name="T2">titleslug</text:span><text:span text:style-name="T1"> </text:span><text:span text:style-name="T20">}</text:span><text:span text:style-name="T18">)</text:span><text:span text:style-name="T1"> </text:span><text:span text:style-name="T12">}}</text:span>" <text:span text:style-name="T15">role</text:span><text:span text:style-name="T2">=</text:span><text:span text:style-name="T17">"button"</text:span><text:span text:style-name="T13">&gt;</text:span><text:span text:style-name="T2">Show &amp;raquo;</text:span><text:span text:style-name="T13">&lt;/</text:span><text:span text:style-name="T14">a</text:span><text:span text:style-name="T13">&gt;&lt;/</text:span><text:span text:style-name="T14">p</text:span><text:span text:style-name="T13">&gt;</text:span></text:p>
      <text:p text:style-name="P4"><text:span text:style-name="T2"><text:s text:c="8"/><text:tab/><text:tab/></text:span><text:span text:style-name="T13">&lt;/</text:span><text:span text:style-name="T14">div</text:span><text:span text:style-name="T13">&gt;</text:span></text:p>
      <text:p text:style-name="P4"><text:span text:style-name="T2"><text:s text:c="8"/><text:tab/></text:span><text:span text:style-name="T13">&lt;/</text:span><text:span text:style-name="T14">div</text:span><text:span text:style-name="T13">&gt;</text:span></text:p>
      <text:p text:style-name="P4"><text:span text:style-name="T2"><text:s text:c="8"/></text:span><text:span text:style-name="T13">&lt;/</text:span><text:span text:style-name="T14">div</text:span><text:span text:style-name="T13">&gt;</text:span></text:p>
      <text:p text:style-name="P4"><text:span text:style-name="T2"><text:s text:c="8"/></text:span><text:span text:style-name="T12">{%</text:span><text:span text:style-name="T1"> endfor </text:span><text:span text:style-name="T12">%}</text:span></text:p>
      <text:p text:style-name="P4"><text:span text:style-name="T2"><text:s text:c="4"/></text:span><text:span text:style-name="T13">&lt;/</text:span><text:span text:style-name="T14">div</text:span><text:span text:style-name="T13">&gt;</text:span></text:p>
      <text:p text:style-name="P4"><text:span text:style-name="T13">&lt;/</text:span><text:span text:style-name="T14">div</text:span><text:span text:style-name="T13">&gt;</text:span><text:span text:style-name="T2"><text:tab/></text:span></text:p>
      <text:p text:style-name="P4"><text:span text:style-name="T12">{%</text:span><text:span text:style-name="T1"> endblock </text:span><text:span text:style-name="T12">%}</text:span></text:p>
      <text:p text:style-name="P8"/>
      <text:p text:style-name="P9">3. Na stronie startowej dodajemy następujące linki:</text:p>
      <text:p text:style-name="P9"/>
      <text:p text:style-name="P9">#src/Application/ShopBundle/Resources/views/Start/index.html.twig</text:p>
      <text:p text:style-name="P9"/>
      <text:p text:style-name="P6">&lt;p&gt;&lt;a class="btn btn-default" href="<text:span text:style-name="T7">{{ path('application_shop_category', { 'slug': 'desktops' }) }}</text:span>" role="button"&gt;View details &amp;raquo;&lt;/a&gt;&lt;/p&gt;</text:p>
      <text:p text:style-name="P6"/>
      <text:p text:style-name="P6">&lt;p&gt;&lt;a class="btn btn-default" href="<text:span text:style-name="T7">{{ path('application_shop_category', { 'slug': 'laptops' }) }}</text:span>" role="button"&gt;View details &amp;raquo;&lt;/a&gt;&lt;/p&gt;</text:p>
      <text:p text:style-name="P6"/>
      <text:p text:style-name="P6">&lt;p&gt;&lt;a class="btn btn-default" href="<text:span text:style-name="T7">{{ path('application_shop_category', { 'slug': 'tablets' }) }}</text:span>" role="button"&gt;View details &amp;raquo;&lt;/a&gt;&lt;/p&gt;</text:p>
      <text:p text:style-name="P6"/>
      <text:p text:style-name="P6">&lt;p&gt;&lt;a class="btn btn-default" href="<text:span text:style-name="T7">{{ path('application_shop_category', { 'slug': 'cell-phones' }) }}</text:span>" role="button"&gt;View details &amp;raquo;&lt;/a&gt;&lt;/p&gt;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List Pagination</text:p>
      <text:p text:style-name="P10"/>
      <text:p text:style-name="P9">Wyświetlanie na stronie ofert danej kategorii z podziałem na strony:</text:p>
      <text:p text:style-name="P9"/>
      <text:p text:style-name="P9">1. W routingu wprowadzamy zmianę:</text:p>
      <text:p text:style-name="P9"/>
      <text:p text:style-name="P6"># src/Application/ShopBundle/Resources/config/routing.yml</text:p>
      <text:p text:style-name="P6"># ...</text:p>
      <text:p text:style-name="P7">application_shop_category:</text:p>
      <text:p text:style-name="P4"><text:s text:c="4"/>pattern: <text:s/>/category/{slug}/<text:span text:style-name="T7">{page}</text:span></text:p>
      <text:p text:style-name="P4"><text:s text:c="4"/>defaults: { _controller: ApplicationShopBundle:Category:show, <text:span text:style-name="T7">page: 1</text:span> }</text:p>
      <text:p text:style-name="P4"/>
      <text:p text:style-name="P8">2. Zmiana metody <text:span text:style-name="T3">getProductsFromCategory</text:span> (dodanie parametru <text:span text:style-name="T7">$offset</text:span>)</text:p>
      <text:p text:style-name="P8"/>
      <text:p text:style-name="P8">#src/Application/ShopBundle/Repository/ProductRepository.php</text:p>
      <text:p text:style-name="P8"/>
      <text:p text:style-name="P11">&lt;?php</text:p>
      <text:p text:style-name="P4"/>
      <text:p text:style-name="P13">namespace Application\ShopBundle\Repository;</text:p>
      <text:p text:style-name="P4"/>
      <text:p text:style-name="P4"><text:span text:style-name="T1">use </text:span><text:span text:style-name="T2">Doctrine\ORM\EntityRepository;</text:span></text:p>
      <text:p text:style-name="P4"/>
      <text:p text:style-name="P16">/**</text:p>
      <text:p text:style-name="P16"><text:s/>* ProductRepository</text:p>
      <text:p text:style-name="P16"><text:s/>*</text:p>
      <text:p text:style-name="P16"><text:s/>* This class was generated by the Doctrine ORM. Add your own custom</text:p>
      <text:p text:style-name="P16"><text:s/>* repository methods below.</text:p>
      <text:p text:style-name="P16"><text:s/>*/</text:p>
      <text:p text:style-name="P4"><text:span text:style-name="T1">class </text:span><text:span text:style-name="T2">ProductRepository </text:span><text:span text:style-name="T1">extends </text:span><text:span text:style-name="T2">EntityRepository</text:span></text:p>
      <text:p text:style-name="P13">{</text:p>
      <text:p text:style-name="P13"><text:tab/></text:p>
      <text:p text:style-name="P4"><text:span text:style-name="T2"><text:s text:c="2"/></text:span><text:span text:style-name="T1">public function </text:span><text:span text:style-name="T2">getProductsFromCategory($category_id = </text:span><text:span text:style-name="T1">null</text:span><text:span text:style-name="T2">, $max = </text:span><text:span text:style-name="T1">null</text:span><text:span text:style-name="T2">, </text:span><text:span text:style-name="T7">$offset = </text:span><text:span text:style-name="T10">null</text:span><text:span text:style-name="T2">)</text:span></text:p>
      <text:p text:style-name="P13"><text:s text:c="2"/>{</text:p>
      <text:p text:style-name="P4"><text:span text:style-name="T2"><text:s text:c="6"/>$qb = $this-&gt;createQueryBuilder(</text:span><text:span text:style-name="T19">'p'</text:span><text:span text:style-name="T2">);</text:span></text:p>
      <text:p text:style-name="P13"><text:s text:c="6"/></text:p>
      <text:p text:style-name="P4"><text:span text:style-name="T2"><text:s text:c="6"/></text:span><text:span text:style-name="T1">if</text:span><text:span text:style-name="T2">($max)</text:span></text:p>
      <text:p text:style-name="P13"><text:s text:c="6"/>{</text:p>
      <text:p text:style-name="P13"><text:s text:c="10"/>$qb-&gt;setMaxResults($max);</text:p>
      <text:p text:style-name="P13"><text:s text:c="6"/>}</text:p>
      <text:p text:style-name="P13"><text:s text:c="6"/></text:p>
      <text:p text:style-name="P3"><text:s text:c="6"/><text:span text:style-name="T6">if</text:span>($offset)</text:p>
      <text:p text:style-name="P3"><text:s text:c="6"/>{</text:p>
      <text:p text:style-name="P3"><text:s text:c="6"/><text:tab/>$qb-&gt;setFirstResult($offset);</text:p>
      <text:p text:style-name="P3"><text:s text:c="6"/>}</text:p>
      <text:p text:style-name="P13"><text:s/></text:p>
      <text:p text:style-name="P4"><text:span text:style-name="T2"><text:s text:c="6"/></text:span><text:span text:style-name="T1">if</text:span><text:span text:style-name="T2">($category_id)</text:span></text:p>
      <text:p text:style-name="P13"><text:s text:c="6"/>{</text:p>
      <text:p text:style-name="P4"><text:span text:style-name="T2"><text:s text:c="10"/>$qb-&gt;andWhere(</text:span><text:span text:style-name="T19">'p.category = :category_id'</text:span><text:span text:style-name="T2">)</text:span></text:p>
      <text:p text:style-name="P4"><text:span text:style-name="T2"><text:s text:c="13"/>-&gt;setParameter(</text:span><text:span text:style-name="T19">'category_id'</text:span><text:span text:style-name="T2">, $category_id);</text:span></text:p>
      <text:p text:style-name="P13"><text:s text:c="6"/>}</text:p>
      <text:p text:style-name="P13"><text:s text:c="4"/></text:p>
      <text:p text:style-name="P13"><text:s text:c="6"/>$query = $qb-&gt;getQuery();</text:p>
      <text:p text:style-name="P13"><text:s/></text:p>
      <text:p text:style-name="P4"><text:span text:style-name="T2"><text:s text:c="6"/></text:span><text:span text:style-name="T1">return </text:span><text:span text:style-name="T2">$query-&gt;getResult();</text:span></text:p>
      <text:p text:style-name="P13"><text:s text:c="2"/>}</text:p>
      <text:p text:style-name="P13"><text:tab/></text:p>
      <text:p text:style-name="P13">}</text:p>
      <text:p text:style-name="P13"/>
      <text:p text:style-name="P8"/>
      <text:p text:style-name="P8"/>
      <text:p text:style-name="P8"/>
      <text:p text:style-name="P8"/>
      <text:p text:style-name="P8"><text:soft-page-break/>3. Dodajemy nową metodę</text:p>
      <text:p text:style-name="P8"/>
      <text:p text:style-name="P8">src/Application/ShopBundle/Repository/ProductRepository.php</text:p>
      <text:p text:style-name="P8"/>
      <text:p text:style-name="P13"><text:s text:c="2"/><text:span text:style-name="T10">public function </text:span><text:span text:style-name="T7">countProductsFromCategory($category_id = </text:span><text:span text:style-name="T10">null</text:span><text:span text:style-name="T7">)</text:span></text:p>
      <text:p text:style-name="P13"><text:s text:c="2"/>{</text:p>
      <text:p text:style-name="P4"><text:span text:style-name="T2"><text:s text:c="6"/>$qb = $this-&gt;createQueryBuilder(</text:span><text:span text:style-name="T19">'p'</text:span><text:span text:style-name="T2">);</text:span></text:p>
      <text:p text:style-name="P13"><text:s/></text:p>
      <text:p text:style-name="P4"><text:span text:style-name="T2"><text:s text:c="6"/></text:span><text:span text:style-name="T1">if</text:span><text:span text:style-name="T2">($category_id)</text:span></text:p>
      <text:p text:style-name="P13"><text:s text:c="6"/>{</text:p>
      <text:p text:style-name="P4"><text:span text:style-name="T2"><text:s text:c="10"/>$qb-&gt;andWhere(</text:span><text:span text:style-name="T19">'p.category = :category_id'</text:span><text:span text:style-name="T2">)</text:span></text:p>
      <text:p text:style-name="P4"><text:span text:style-name="T2"><text:s text:c="13"/>-&gt;setParameter(</text:span><text:span text:style-name="T19">'category_id'</text:span><text:span text:style-name="T2">, $category_id);</text:span></text:p>
      <text:p text:style-name="P13"><text:s text:c="6"/>}</text:p>
      <text:p text:style-name="P13"><text:s/></text:p>
      <text:p text:style-name="P13"><text:s text:c="6"/>$query = $qb-&gt;getQuery();</text:p>
      <text:p text:style-name="P13"><text:s/></text:p>
      <text:p text:style-name="P4"><text:span text:style-name="T2"><text:s text:c="6"/></text:span><text:span text:style-name="T1">return </text:span><text:span text:style-name="T2">count($query-&gt;getResult());</text:span></text:p>
      <text:p text:style-name="P13"><text:s text:c="2"/>}</text:p>
      <text:p text:style-name="P8"/>
      <text:p text:style-name="P8">4. <text:span text:style-name="T2">W CategoryController.php modyfikujemy metodę showAction</text:span></text:p>
      <text:p text:style-name="P13"/>
      <text:p text:style-name="P13">src/Application/ShopBundle/Controller/CategoryController.php</text:p>
      <text:p text:style-name="P13"/>
      <text:p text:style-name="P13"><text:s text:c="4"/><text:span text:style-name="T1">public function </text:span>showAction($slug, <text:span text:style-name="T7">$page</text:span>)</text:p>
      <text:p text:style-name="P13"><text:s text:c="4"/>{</text:p>
      <text:p text:style-name="P13"><text:s text:c="8"/>$em = $this-&gt;getDoctrine()-&gt;getManager();</text:p>
      <text:p text:style-name="P13"><text:s/></text:p>
      <text:p text:style-name="P4"><text:span text:style-name="T2"><text:s text:c="8"/>$category = $em-&gt;getRepository(</text:span><text:span text:style-name="T19">'ApplicationShopBundle:Category'</text:span><text:span text:style-name="T2">)-&gt;findOneBySlug($slug);</text:span></text:p>
      <text:p text:style-name="P13"><text:s/></text:p>
      <text:p text:style-name="P4"><text:span text:style-name="T2"><text:s text:c="8"/></text:span><text:span text:style-name="T1">if </text:span><text:span text:style-name="T2">(!$category) {</text:span></text:p>
      <text:p text:style-name="P4"><text:span text:style-name="T2"><text:s text:c="12"/></text:span><text:span text:style-name="T1">throw </text:span><text:span text:style-name="T2">$this-&gt;createNotFoundException(</text:span><text:span text:style-name="T19">'Unable to find Category entity.'</text:span><text:span text:style-name="T2">);</text:span></text:p>
      <text:p text:style-name="P13"><text:s text:c="8"/>}</text:p>
      <text:p text:style-name="P13"><text:s text:c="8"/></text:p>
      <text:p text:style-name="P3"><text:s text:c="8"/>$total_products = $em-&gt;getRepository('ApplicationShopBundle:Product')-&gt;countProductsFromCategory($category-&gt;getId());</text:p>
      <text:p text:style-name="P3"><text:s text:c="8"/>$products_per_page = 2;</text:p>
      <text:p text:style-name="P3"><text:s text:c="8"/>$last_page = ceil($total_products / $products_per_page);</text:p>
      <text:p text:style-name="P3"><text:s text:c="8"/>$previous_page = $page &gt; 1 ? $page - 1 : 1;</text:p>
      <text:p text:style-name="P3"><text:s text:c="8"/>$next_page = $page &lt; $last_page ? $page + 1 : $last_page;</text:p>
      <text:p text:style-name="P13"><text:s/></text:p>
      <text:p text:style-name="P4"><text:span text:style-name="T2"><text:s text:c="8"/></text:span><text:span text:style-name="T23">//$category-&gt;setActiveProducts($em-&gt;getRepository('ApplicationShopBundle:Product')-&gt;getProductsFromCategory($category-&gt;getId()));</text:span></text:p>
      <text:p text:style-name="P4"><text:span text:style-name="T2"><text:s text:c="8"/>$category-&gt;setActiveProducts($em-&gt;getRepository(</text:span><text:span text:style-name="T19">'ApplicationShopBundle:Product'</text:span><text:span text:style-name="T2">)-&gt;getProductsFromCategory($category-&gt;getId(), </text:span><text:span text:style-name="T7">$products_per_page, ($page - 1) * $products_per_page</text:span><text:span text:style-name="T2">));</text:span></text:p>
      <text:p text:style-name="P13"><text:s/></text:p>
      <text:p text:style-name="P4"><text:span text:style-name="T2"><text:s text:c="8"/></text:span><text:span text:style-name="T1">return </text:span><text:span text:style-name="T2">$this-&gt;render(</text:span><text:span text:style-name="T19">'ApplicationShopBundle:Category:show.html.twig'</text:span><text:span text:style-name="T2">, </text:span><text:span text:style-name="T1">array</text:span><text:span text:style-name="T2">(</text:span></text:p>
      <text:p text:style-name="P4"><text:span text:style-name="T2"><text:s text:c="12"/></text:span><text:span text:style-name="T19">'category' </text:span><text:span text:style-name="T2">=&gt; $category,</text:span></text:p>
      <text:p text:style-name="P3"><text:s text:c="8"/><text:tab/>'last_page' =&gt; $last_page,</text:p>
      <text:p text:style-name="P3"><text:s text:c="12"/>'previous_page' =&gt; $previous_page,</text:p>
      <text:p text:style-name="P3"><text:s text:c="12"/>'current_page' =&gt; $page,</text:p>
      <text:p text:style-name="P3"><text:s text:c="12"/>'next_page' =&gt; $next_page,</text:p>
      <text:p text:style-name="P3"><text:s text:c="12"/>'total_products' =&gt; $total_products,</text:p>
      <text:p text:style-name="P13"><text:s text:c="8"/>));</text:p>
      <text:p text:style-name="P13"><text:s text:c="4"/>}</text:p>
      <text:p text:style-name="P13"/>
      <text:p text:style-name="P13"/>
      <text:p text:style-name="P13"/>
      <text:p text:style-name="P13"/>
      <text:p text:style-name="P15"><text:soft-page-break/>5. Na końcu templatki dodajemy paginację</text:p>
      <text:p text:style-name="P15"/>
      <text:p text:style-name="P15">src/Application/ShopBundle/Resources/views/Category/show.html.twig</text:p>
      <text:p text:style-name="P15"/>
      <text:p text:style-name="P13"><text:s text:c="4"/><text:span text:style-name="T13">&lt;</text:span><text:span text:style-name="T14">div</text:span> <text:span text:style-name="T15">class</text:span>=<text:span text:style-name="T17">"row"</text:span><text:span text:style-name="T13">&gt;</text:span></text:p>
      <text:p text:style-name="P25"><text:span text:style-name="T2"><text:s text:c="8"/></text:span><text:span text:style-name="T12">{%</text:span><text:span text:style-name="T1"> for </text:span><text:span text:style-name="T2">entity</text:span><text:span text:style-name="T1"> in </text:span><text:span text:style-name="T2">category</text:span><text:span text:style-name="T18">.</text:span><text:span text:style-name="T2">activeproducts</text:span><text:span text:style-name="T1"> </text:span><text:span text:style-name="T12">%}</text:span></text:p>
      <text:p text:style-name="P25"><text:span text:style-name="T2"><text:s text:c="8"/></text:span><text:span text:style-name="T13">&lt;</text:span><text:span text:style-name="T14">div</text:span> <text:span text:style-name="T15">class</text:span><text:span text:style-name="T2">=</text:span><text:span text:style-name="T17">"col-lg-6"</text:span><text:span text:style-name="T13">&gt;</text:span></text:p>
      <text:p text:style-name="P25"><text:span text:style-name="T2"><text:s text:c="8"/><text:tab/></text:span><text:span text:style-name="T13">&lt;</text:span><text:span text:style-name="T14">div</text:span> <text:span text:style-name="T15">class</text:span><text:span text:style-name="T2">=</text:span><text:span text:style-name="T17">"row"</text:span><text:span text:style-name="T13">&gt;</text:span></text:p>
      <text:p text:style-name="P25"><text:span text:style-name="T2"><text:s text:c="8"/><text:tab/><text:tab/></text:span><text:span text:style-name="T13">&lt;</text:span><text:span text:style-name="T14">div</text:span> <text:span text:style-name="T15">class</text:span><text:span text:style-name="T2">=</text:span><text:span text:style-name="T17">"col-sm-4"</text:span><text:span text:style-name="T13">&gt;</text:span></text:p>
      <text:p text:style-name="P25"><text:span text:style-name="T2"><text:s text:c="8"/><text:tab/><text:tab/><text:tab/></text:span><text:span text:style-name="T13">&lt;</text:span><text:span text:style-name="T14">img</text:span> <text:span text:style-name="T15">class</text:span><text:span text:style-name="T2">=</text:span><text:span text:style-name="T17">"img-circle img-responsive img-center"</text:span> <text:span text:style-name="T15">src</text:span><text:span text:style-name="T2">=</text:span>"<text:span text:style-name="T12">{{</text:span><text:span text:style-name="T1"> </text:span><text:span text:style-name="T2">asset</text:span><text:span text:style-name="T18">(</text:span><text:span text:style-name="T19">'bundles/applicationshop/images/140x140.png'</text:span><text:span text:style-name="T18">)</text:span><text:span text:style-name="T1"> </text:span><text:span text:style-name="T12">}}</text:span>" <text:span text:style-name="T15">alt</text:span><text:span text:style-name="T2">=</text:span>"<text:span text:style-name="T12">{{</text:span><text:span text:style-name="T1"> </text:span><text:span text:style-name="T2">entity</text:span><text:span text:style-name="T18">.</text:span><text:span text:style-name="T2">title</text:span><text:span text:style-name="T18">|</text:span><text:span text:style-name="T2">raw</text:span><text:span text:style-name="T1"> </text:span><text:span text:style-name="T12">}}</text:span>"<text:span text:style-name="T13">&gt;</text:span></text:p>
      <text:p text:style-name="P25"><text:span text:style-name="T2"><text:s text:c="8"/><text:tab/><text:tab/></text:span><text:span text:style-name="T13">&lt;/</text:span><text:span text:style-name="T14">div</text:span><text:span text:style-name="T13">&gt;</text:span></text:p>
      <text:p text:style-name="P25"><text:span text:style-name="T2"><text:s text:c="8"/><text:tab/><text:tab/></text:span><text:span text:style-name="T13">&lt;</text:span><text:span text:style-name="T14">div</text:span> <text:span text:style-name="T15">class</text:span><text:span text:style-name="T2">=</text:span><text:span text:style-name="T17">"col-sm-8"</text:span><text:span text:style-name="T13">&gt;</text:span></text:p>
      <text:p text:style-name="P25"><text:span text:style-name="T2"><text:s text:c="8"/><text:tab/><text:tab/><text:tab/></text:span><text:span text:style-name="T13">&lt;</text:span><text:span text:style-name="T14">h3</text:span><text:span text:style-name="T13">&gt;</text:span><text:span text:style-name="T12">{{</text:span><text:span text:style-name="T1"> </text:span><text:span text:style-name="T2">entity</text:span><text:span text:style-name="T18">.</text:span><text:span text:style-name="T2">title</text:span><text:span text:style-name="T18">|</text:span><text:span text:style-name="T2">raw</text:span><text:span text:style-name="T1"> </text:span><text:span text:style-name="T12">}}</text:span><text:span text:style-name="T13">&lt;</text:span><text:span text:style-name="T14">br</text:span><text:span text:style-name="T13">/&gt;&lt;</text:span><text:span text:style-name="T14">small</text:span><text:span text:style-name="T13">&gt;</text:span><text:span text:style-name="T2">Code: </text:span><text:span text:style-name="T12">{{</text:span><text:span text:style-name="T1"> </text:span><text:span text:style-name="T2">entity</text:span><text:span text:style-name="T18">.</text:span><text:span text:style-name="T2">code</text:span><text:span text:style-name="T1"> </text:span><text:span text:style-name="T12">}}</text:span><text:span text:style-name="T13">&lt;/</text:span><text:span text:style-name="T14">small</text:span><text:span text:style-name="T13">&gt;&lt;/</text:span><text:span text:style-name="T14">h3</text:span><text:span text:style-name="T13">&gt;</text:span></text:p>
      <text:p text:style-name="P25"><text:span text:style-name="T2"><text:s text:c="8"/><text:tab/><text:tab/><text:tab/></text:span><text:span text:style-name="T13">&lt;</text:span><text:span text:style-name="T14">h4</text:span><text:span text:style-name="T13">&gt;</text:span><text:span text:style-name="T2">Price: </text:span><text:span text:style-name="T12">{{</text:span><text:span text:style-name="T1"> </text:span><text:span text:style-name="T2">entity</text:span><text:span text:style-name="T18">.</text:span><text:span text:style-name="T2">price</text:span><text:span text:style-name="T1"> </text:span><text:span text:style-name="T12">}}</text:span><text:span text:style-name="T2"> zł</text:span><text:span text:style-name="T13">&lt;/</text:span><text:span text:style-name="T14">h4</text:span><text:span text:style-name="T13">&gt;</text:span></text:p>
      <text:p text:style-name="P25"><text:span text:style-name="T2"><text:s text:c="8"/><text:tab/><text:tab/><text:tab/></text:span><text:span text:style-name="T13">&lt;</text:span><text:span text:style-name="T14">p</text:span><text:span text:style-name="T13">&gt;</text:span><text:span text:style-name="T12">{{</text:span><text:span text:style-name="T1"> </text:span><text:span text:style-name="T2">entity</text:span><text:span text:style-name="T18">.</text:span><text:span text:style-name="T2">description</text:span><text:span text:style-name="T18">|</text:span><text:span text:style-name="T2">raw</text:span><text:span text:style-name="T1"> </text:span><text:span text:style-name="T12">}}</text:span><text:span text:style-name="T13">&lt;/</text:span><text:span text:style-name="T14">p</text:span><text:span text:style-name="T13">&gt;</text:span></text:p>
      <text:p text:style-name="P25"><text:span text:style-name="T2"><text:s text:c="8"/><text:tab/><text:tab/><text:tab/></text:span><text:span text:style-name="T13">&lt;</text:span><text:span text:style-name="T14">p</text:span><text:span text:style-name="T13">&gt;&lt;</text:span><text:span text:style-name="T14">a</text:span> <text:span text:style-name="T15">class</text:span><text:span text:style-name="T2">=</text:span><text:span text:style-name="T17">"btn btn-default"</text:span> <text:span text:style-name="T15">href</text:span><text:span text:style-name="T2">=</text:span>"<text:span text:style-name="T12">{{</text:span><text:span text:style-name="T1"> </text:span><text:span text:style-name="T2">path</text:span><text:span text:style-name="T18">(</text:span><text:span text:style-name="T19">'application_product_show'</text:span><text:span text:style-name="T18">,</text:span><text:span text:style-name="T1"> </text:span><text:span text:style-name="T20">{</text:span><text:span text:style-name="T1"> </text:span><text:span text:style-name="T19">'id'</text:span><text:span text:style-name="T18">:</text:span><text:span text:style-name="T1"> </text:span><text:span text:style-name="T2">entity</text:span><text:span text:style-name="T18">.</text:span><text:span text:style-name="T2">id</text:span><text:span text:style-name="T18">,</text:span><text:span text:style-name="T1"> </text:span><text:span text:style-name="T19">'title'</text:span><text:span text:style-name="T18">:</text:span><text:span text:style-name="T1"> </text:span><text:span text:style-name="T2">entity</text:span><text:span text:style-name="T18">.</text:span><text:span text:style-name="T2">titleslug</text:span><text:span text:style-name="T1"> </text:span><text:span text:style-name="T20">}</text:span><text:span text:style-name="T18">)</text:span><text:span text:style-name="T1"> </text:span><text:span text:style-name="T12">}}</text:span>" <text:span text:style-name="T15">role</text:span><text:span text:style-name="T2">=</text:span><text:span text:style-name="T17">"button"</text:span><text:span text:style-name="T13">&gt;</text:span><text:span text:style-name="T2">Show &amp;raquo;</text:span><text:span text:style-name="T13">&lt;/</text:span><text:span text:style-name="T14">a</text:span><text:span text:style-name="T13">&gt;&lt;/</text:span><text:span text:style-name="T14">p</text:span><text:span text:style-name="T13">&gt;</text:span></text:p>
      <text:p text:style-name="P25"><text:span text:style-name="T2"><text:s text:c="8"/><text:tab/><text:tab/></text:span><text:span text:style-name="T13">&lt;/</text:span><text:span text:style-name="T14">div</text:span><text:span text:style-name="T13">&gt;</text:span></text:p>
      <text:p text:style-name="P25"><text:span text:style-name="T2"><text:s text:c="8"/><text:tab/></text:span><text:span text:style-name="T13">&lt;/</text:span><text:span text:style-name="T14">div</text:span><text:span text:style-name="T13">&gt;</text:span></text:p>
      <text:p text:style-name="P25"><text:span text:style-name="T2"><text:s text:c="8"/></text:span><text:span text:style-name="T13">&lt;/</text:span><text:span text:style-name="T14">div</text:span><text:span text:style-name="T13">&gt;</text:span></text:p>
      <text:p text:style-name="P25"><text:span text:style-name="T2"><text:s text:c="8"/></text:span><text:span text:style-name="T12">{%</text:span><text:span text:style-name="T1"> endfor </text:span><text:span text:style-name="T12">%}</text:span></text:p>
      <text:p text:style-name="P25"><text:span text:style-name="T2"><text:s text:c="4"/></text:span><text:span text:style-name="T13">&lt;/</text:span><text:span text:style-name="T14">div</text:span><text:span text:style-name="T13">&gt;</text:span></text:p>
      <text:p text:style-name="P15"/>
      <text:p text:style-name="P3"><text:s text:c="4"/>&lt;div class=<text:span text:style-name="T26">"row"</text:span>&gt;</text:p>
      <text:p text:style-name="P24"><text:s text:c="4"/><text:tab/>&lt;div class=<text:span text:style-name="T26">"col-md-12"</text:span>&gt;</text:p>
      <text:p text:style-name="P24"><text:s text:c="8"/><text:tab/>&lt;p&gt;&lt;strong&gt;{{<text:span text:style-name="T6"> </text:span>total_products<text:span text:style-name="T6"> </text:span>}}&lt;/strong&gt; products in this category</text:p>
      <text:p text:style-name="P24"><text:s text:c="8"/><text:tab/><text:tab/>{%<text:span text:style-name="T6"> if </text:span>last_page<text:span text:style-name="T6"> </text:span>&gt;<text:span text:style-name="T6"> </text:span>1<text:span text:style-name="T6"> </text:span>%}</text:p>
      <text:p text:style-name="P24"><text:s text:c="12"/><text:tab/><text:tab/>- page &lt;strong&gt;{{<text:span text:style-name="T6"> </text:span>current_page<text:span text:style-name="T6"> </text:span>}}/{{<text:span text:style-name="T6"> </text:span>last_page<text:span text:style-name="T6"> </text:span>}}&lt;/strong&gt;</text:p>
      <text:p text:style-name="P24"><text:s text:c="8"/><text:tab/><text:tab/>{%<text:span text:style-name="T6"> endif </text:span>%}&lt;/p&gt;</text:p>
      <text:p text:style-name="P24"><text:s text:c="4"/><text:tab/>&lt;/div&gt;</text:p>
      <text:p text:style-name="P24"><text:s text:c="4"/>&lt;/div&gt;</text:p>
      <text:p text:style-name="P24"><text:s text:c="4"/>{%<text:span text:style-name="T6"> if </text:span>last_page<text:span text:style-name="T6"> </text:span>&gt;<text:span text:style-name="T6"> </text:span>1<text:span text:style-name="T6"> </text:span>%}</text:p>
      <text:p text:style-name="P24"><text:s text:c="4"/>&lt;div class=<text:span text:style-name="T26">"row"</text:span>&gt;</text:p>
      <text:p text:style-name="P24"><text:s text:c="4"/><text:tab/>&lt;div class=<text:span text:style-name="T26">"col-md-12"</text:span>&gt;</text:p>
      <text:p text:style-name="P24"><text:s text:c="4"/><text:tab/> <text:s text:c="3"/>&lt;div class=<text:span text:style-name="T26">"text-center"</text:span>&gt;</text:p>
      <text:p text:style-name="P24"><text:tab/><text:tab/><text:tab/><text:tab/>&lt;ul class=<text:span text:style-name="T26">"pagination"</text:span>&gt;</text:p>
      <text:p text:style-name="P24"><text:tab/><text:tab/><text:tab/><text:tab/> <text:s/>&lt;li&gt;&lt;a href="{{<text:span text:style-name="T6"> </text:span>path('application_shop_category',<text:span text:style-name="T6"> </text:span>{<text:span text:style-name="T6"> </text:span>'slug':<text:span text:style-name="T6"> </text:span>category.slug,<text:span text:style-name="T6"> </text:span>'page':<text:span text:style-name="T6"> </text:span>1<text:span text:style-name="T6"> </text:span>})<text:span text:style-name="T6"> </text:span>}}"&gt;&amp;lsaquo;&lt;/a&gt;&lt;/li&gt;</text:p>
      <text:p text:style-name="P24"><text:tab/><text:tab/><text:tab/><text:tab/> <text:s/>&lt;li&gt;&lt;a href="{{<text:span text:style-name="T6"> </text:span>path('application_shop_category',<text:span text:style-name="T6"> </text:span>{<text:span text:style-name="T6"> </text:span>'slug':<text:span text:style-name="T6"> </text:span>category.slug,<text:span text:style-name="T6"> </text:span>'page':<text:span text:style-name="T6"> </text:span>previous_page<text:span text:style-name="T6"> </text:span>})<text:span text:style-name="T6"> </text:span>}}"&gt;&amp;laquo;&lt;/a&gt;&lt;/li&gt;</text:p>
      <text:p text:style-name="P24"/>
      <text:p text:style-name="P24"><text:tab/><text:tab/><text:tab/> <text:s text:c="5"/>{%<text:span text:style-name="T6"> for </text:span>page<text:span text:style-name="T6"> in </text:span>1..last_page<text:span text:style-name="T6"> </text:span>%}</text:p>
      <text:p text:style-name="P24"><text:tab/><text:tab/><text:tab/> <text:s text:c="7"/>{%<text:span text:style-name="T6"> if </text:span>page<text:span text:style-name="T6"> </text:span>==<text:span text:style-name="T6"> </text:span>current_page<text:span text:style-name="T6"> </text:span>%}</text:p>
      <text:p text:style-name="P24"><text:tab/><text:tab/><text:tab/> <text:s text:c="9"/>&lt;li class=<text:span text:style-name="T26">"active"</text:span>&gt;&lt;a href=<text:span text:style-name="T26">"#"</text:span>&gt;{{<text:span text:style-name="T6"> </text:span>page<text:span text:style-name="T6"> </text:span>}}&lt;/a&gt;&lt;/li&gt;</text:p>
      <text:p text:style-name="P24"><text:tab/><text:tab/><text:tab/> <text:s text:c="7"/>{%<text:span text:style-name="T6"> else </text:span>%}</text:p>
      <text:p text:style-name="P24"><text:tab/><text:tab/><text:tab/> <text:s text:c="9"/>&lt;li&gt;&lt;a href="{{<text:span text:style-name="T6"> </text:span>path('application_shop_category',<text:span text:style-name="T6"> </text:span>{<text:span text:style-name="T6"> </text:span>'slug':<text:span text:style-name="T6"> </text:span>category.slug,<text:span text:style-name="T6"> </text:span>'page':<text:span text:style-name="T6"> </text:span>page<text:span text:style-name="T6"> </text:span>})<text:span text:style-name="T6"> </text:span>}}"&gt;{{<text:span text:style-name="T6"> </text:span>page<text:span text:style-name="T6"> </text:span>}}&lt;/a&gt;&lt;/li&gt;</text:p>
      <text:p text:style-name="P24"><text:tab/><text:tab/><text:tab/> <text:s text:c="7"/>{%<text:span text:style-name="T6"> endif </text:span>%}</text:p>
      <text:p text:style-name="P24"><text:tab/><text:tab/><text:tab/> <text:s text:c="5"/>{%<text:span text:style-name="T6"> endfor </text:span>%}</text:p>
      <text:p text:style-name="P24"><text:tab/><text:tab/><text:tab/><text:tab/> <text:s/></text:p>
      <text:p text:style-name="P24"><text:tab/><text:tab/><text:tab/><text:tab/> <text:s/>&lt;li&gt;&lt;a href="{{<text:span text:style-name="T6"> </text:span>path('application_shop_category',<text:span text:style-name="T6"> </text:span>{<text:span text:style-name="T6"> </text:span>'slug':<text:span text:style-name="T6"> </text:span>category.slug,<text:span text:style-name="T6"> </text:span>'page':<text:span text:style-name="T6"> </text:span>next_page<text:span text:style-name="T6"> </text:span>})<text:span text:style-name="T6"> </text:span>}}"&gt;&amp;raquo;&lt;/a&gt;&lt;/li&gt;</text:p>
      <text:p text:style-name="P24"><text:tab/><text:tab/><text:tab/><text:tab/> <text:s/>&lt;li&gt;&lt;a href="{{<text:span text:style-name="T6"> </text:span>path('application_shop_category',<text:span text:style-name="T6"> </text:span>{<text:span text:style-name="T6"> </text:span>'slug':<text:span text:style-name="T6"> </text:span>category.slug,<text:span text:style-name="T6"> </text:span>'page':<text:span text:style-name="T6"> </text:span>last_page<text:span text:style-name="T6"> </text:span>})<text:span text:style-name="T6"> </text:span>}}"&gt;&amp;rsaquo;&lt;/a&gt;&lt;/li&gt;</text:p>
      <text:p text:style-name="P24"><text:tab/><text:tab/><text:tab/><text:tab/>&lt;/ul&gt;</text:p>
      <text:p text:style-name="P24"><text:s text:c="4"/><text:tab/> <text:s text:c="3"/>&lt;/div&gt;</text:p>
      <text:p text:style-name="P24"><text:s text:c="4"/><text:tab/>&lt;/div&gt;</text:p>
      <text:p text:style-name="P24"><text:s text:c="4"/>&lt;/div&gt;</text:p>
      <text:p text:style-name="P25"><text:span text:style-name="T7"><text:s text:c="4"/>{%</text:span><text:span text:style-name="T10"> endif </text:span><text:span text:style-name="T7">%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H49M45S</meta:editing-duration>
    <meta:editing-cycles>48</meta:editing-cycles>
    <meta:generator>OpenOffice.org/3.3$Win32 OpenOffice.org_project/330m20$Build-9567</meta:generator>
    <dc:date>2015-06-16T16:22:22.10</dc:date>
    <dc:creator>szymon idczak</dc:creator>
    <meta:document-statistic meta:table-count="0" meta:image-count="0" meta:object-count="0" meta:page-count="8" meta:paragraph-count="362" meta:word-count="1037" meta:character-count="11974"/>
    <meta:user-defined meta:name="Info 1"/>
    <meta:user-defined meta:name="Info 2"/>
    <meta:user-defined meta:name="Info 3"/>
    <meta:user-defined meta:name="Info 4"/>
  </office:meta>
</office:document-meta>
</file>